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4.711cm" table:align="left"/>
    </style:style>
    <style:style style:name="Tabella1.A" style:family="table-column">
      <style:table-column-properties style:column-width="14.711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4.711cm" table:align="left"/>
    </style:style>
    <style:style style:name="Tabella2.A" style:family="table-column">
      <style:table-column-properties style:column-width="14.711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14.711cm" table:align="left"/>
    </style:style>
    <style:style style:name="Tabella3.A" style:family="table-column">
      <style:table-column-properties style:column-width="14.711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4.711cm" table:align="left"/>
    </style:style>
    <style:style style:name="Tabella4.A" style:family="table-column">
      <style:table-column-properties style:column-width="14.711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14.711cm" table:align="left"/>
    </style:style>
    <style:style style:name="Tabella5.A" style:family="table-column">
      <style:table-column-properties style:column-width="14.711cm"/>
    </style:style>
    <style:style style:name="Tabella5.A1" style:family="table-cell">
      <style:table-cell-properties style:vertical-align="middle" fo:padding="0.049cm" fo:border="none"/>
    </style:style>
    <style:style style:name="Tabella6" style:family="table">
      <style:table-properties style:width="14.704cm" table:align="left"/>
    </style:style>
    <style:style style:name="Tabella6.A" style:family="table-column">
      <style:table-column-properties style:column-width="14.704cm"/>
    </style:style>
    <style:style style:name="Tabella6.A1" style:family="table-cell">
      <style:table-cell-properties style:vertical-align="middle" fo:padding="0.049cm" fo:border="none"/>
    </style:style>
    <style:style style:name="Tabella7" style:family="table">
      <style:table-properties style:width="14.711cm" table:align="left"/>
    </style:style>
    <style:style style:name="Tabella7.A" style:family="table-column">
      <style:table-column-properties style:column-width="14.711cm"/>
    </style:style>
    <style:style style:name="Tabella7.A1" style:family="table-cell">
      <style:table-cell-properties style:vertical-align="middle" fo:padding="0.049cm" fo:border="none"/>
    </style:style>
    <style:style style:name="Tabella8" style:family="table">
      <style:table-properties style:width="14.79cm" table:align="left"/>
    </style:style>
    <style:style style:name="Tabella8.A" style:family="table-column">
      <style:table-column-properties style:column-width="14.79cm"/>
    </style:style>
    <style:style style:name="Tabella8.A1" style:family="table-cell">
      <style:table-cell-properties style:vertical-align="middle" fo:padding="0.049cm" fo:border="none"/>
    </style:style>
    <style:style style:name="Tabella9" style:family="table">
      <style:table-properties style:width="14.79cm" table:align="left"/>
    </style:style>
    <style:style style:name="Tabella9.A" style:family="table-column">
      <style:table-column-properties style:column-width="14.79cm"/>
    </style:style>
    <style:style style:name="Tabella9.A1" style:family="table-cell">
      <style:table-cell-properties style:vertical-align="middle" fo:padding="0.049cm" fo:border="none"/>
    </style:style>
    <style:style style:name="Tabella10" style:family="table">
      <style:table-properties style:width="14.79cm" table:align="left"/>
    </style:style>
    <style:style style:name="Tabella10.A" style:family="table-column">
      <style:table-column-properties style:column-width="14.79cm"/>
    </style:style>
    <style:style style:name="Tabella10.A1" style:family="table-cell">
      <style:table-cell-properties style:vertical-align="middle" fo:padding="0.049cm" fo:border="none"/>
    </style:style>
    <style:style style:name="Tabella11" style:family="table">
      <style:table-properties style:width="14.79cm" table:align="left"/>
    </style:style>
    <style:style style:name="Tabella11.A" style:family="table-column">
      <style:table-column-properties style:column-width="14.79cm"/>
    </style:style>
    <style:style style:name="Tabella11.A1" style:family="table-cell">
      <style:table-cell-properties style:vertical-align="middle" fo:padding="0.049cm" fo:border="none"/>
    </style:style>
    <style:style style:name="Tabella12" style:family="table">
      <style:table-properties style:width="14.79cm" table:align="left"/>
    </style:style>
    <style:style style:name="Tabella12.A" style:family="table-column">
      <style:table-column-properties style:column-width="14.79cm"/>
    </style:style>
    <style:style style:name="Tabella12.A1" style:family="table-cell">
      <style:table-cell-properties style:vertical-align="middle" fo:padding="0.049cm" fo:border="none"/>
    </style:style>
    <style:style style:name="Tabella13" style:family="table">
      <style:table-properties style:width="14.79cm" table:align="left"/>
    </style:style>
    <style:style style:name="Tabella13.A" style:family="table-column">
      <style:table-column-properties style:column-width="14.79cm"/>
    </style:style>
    <style:style style:name="Tabella13.A1" style:family="table-cell">
      <style:table-cell-properties style:vertical-align="middle" fo:padding="0.049cm" fo:border="none"/>
    </style:style>
    <style:style style:name="Tabella14" style:family="table">
      <style:table-properties style:width="14.79cm" table:align="left"/>
    </style:style>
    <style:style style:name="Tabella14.A" style:family="table-column">
      <style:table-column-properties style:column-width="14.79cm"/>
    </style:style>
    <style:style style:name="Tabella14.A1" style:family="table-cell">
      <style:table-cell-properties style:vertical-align="middle" fo:padding="0.049cm" fo:border="none"/>
    </style:style>
    <style:style style:name="Tabella15" style:family="table">
      <style:table-properties style:width="14.79cm" table:align="left"/>
    </style:style>
    <style:style style:name="Tabella15.A" style:family="table-column">
      <style:table-column-properties style:column-width="14.79cm"/>
    </style:style>
    <style:style style:name="Tabella15.A1" style:family="table-cell">
      <style:table-cell-properties style:vertical-align="middle" fo:padding="0.049cm" fo:border="none"/>
    </style:style>
    <style:style style:name="Tabella16" style:family="table">
      <style:table-properties style:width="14.79cm" table:align="left"/>
    </style:style>
    <style:style style:name="Tabella16.A" style:family="table-column">
      <style:table-column-properties style:column-width="14.79cm"/>
    </style:style>
    <style:style style:name="Tabella16.A1" style:family="table-cell">
      <style:table-cell-properties style:vertical-align="middle" fo:padding="0.049cm" fo:border="none"/>
    </style:style>
    <style:style style:name="Tabella17" style:family="table">
      <style:table-properties style:width="14.79cm" table:align="left"/>
    </style:style>
    <style:style style:name="Tabella17.A" style:family="table-column">
      <style:table-column-properties style:column-width="14.79cm"/>
    </style:style>
    <style:style style:name="Tabella17.A1" style:family="table-cell">
      <style:table-cell-properties style:vertical-align="middle" fo:padding="0.049cm" fo:border="none"/>
    </style:style>
    <style:style style:name="Tabella18" style:family="table">
      <style:table-properties style:width="14.711cm" fo:margin-left="0.09cm" table:align="left"/>
    </style:style>
    <style:style style:name="Tabella18.A" style:family="table-column">
      <style:table-column-properties style:column-width="14.711cm"/>
    </style:style>
    <style:style style:name="Tabella1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aae9" officeooo:paragraph-rsid="0010aae9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0aae9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0aae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0aae9" officeooo:paragraph-rsid="0010aae9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officeooo:rsid="001101d1" officeooo:paragraph-rsid="001101d1"/>
    </style:style>
    <style:style style:name="P6" style:family="paragraph" style:parent-style-name="Table_20_Contents">
      <style:text-properties officeooo:paragraph-rsid="0019ec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aae9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9ecc4" style:font-style-asian="italic" style:font-style-complex="italic"/>
    </style:style>
    <style:style style:name="T8" style:family="text">
      <style:text-properties fo:font-style="italic" style:text-underline-style="none" officeooo:rsid="0019ecc4" style:font-style-asian="italic" style:font-style-complex="italic"/>
    </style:style>
    <style:style style:name="T9" style:family="text">
      <style:text-properties officeooo:rsid="0010aae9"/>
    </style:style>
    <style:style style:name="T10" style:family="text">
      <style:text-properties fo:font-size="13pt" fo:font-weight="bold" officeooo:rsid="0010aae9" style:font-size-asian="11.3500003814697pt" style:font-weight-asian="bold" style:font-size-complex="13pt" style:font-weight-complex="bold"/>
    </style:style>
    <style:style style:name="T11" style:family="text">
      <style:text-properties fo:font-size="13pt" style:font-size-asian="11.3500003814697pt" style:font-size-complex="13pt"/>
    </style:style>
    <style:style style:name="T12" style:family="text">
      <style:text-properties fo:font-size="13pt" officeooo:rsid="0010aae9" style:font-size-asian="11.3500003814697pt" style:font-size-complex="13pt"/>
    </style:style>
    <style:style style:name="T13" style:family="text">
      <style:text-properties fo:font-style="normal" style:text-underline-style="none" officeooo:rsid="0019ecc4" style:font-style-asian="norm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LOGICO</text:p>
      <text:p text:style-name="P1"/>
      <text:p text:style-name="P3"><text:span text:style-name="T12">LEGENDA: </text:span></text:p>
      <text:list xml:id="list4238490550" text:style-name="L1">
        <text:list-item>
          <text:p text:style-name="P2"><text:span text:style-name="T10">Grassetto: Chiave primaria.</text:span></text:p>
        </text:list-item>
        <text:list-item>
          <text:p text:style-name="P4"><text:span text:style-name="T12">C</text:span><text:span text:style-name="T11">orsivo e sottolineato: Chiave esterna.</text:span></text:p>
        </text:list-item>
      </text:list>
      <text:p text:style-name="Standard"/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<text:bookmark text:name="LC1"/>Sede(<text:span text:style-name="T1">idSede</text:span>,Nome,E-Mail,Telefono)</text:p>
          </table:table-cell>
        </table:table-row>
      </table:table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Table_20_Contents"><text:bookmark text:name="LC2"/>Frequenta(<text:span text:style-name="T4">idSede</text:span><text:span text:style-name="T1">,</text:span><text:span text:style-name="T4">idUtente</text:span>)</text:p>
          </table:table-cell>
        </table:table-row>
      </table:table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Table_20_Contents"><text:bookmark text:name="LC3"/>Utente(<text:span text:style-name="T1">idUtente</text:span>,Nome,Cognome,Tipo)</text:p>
          </table:table-cell>
        </table:table-row>
      </table:table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Table_20_Contents"><text:bookmark text:name="LC4"/>Gioca(<text:span text:style-name="T1">idGiocata</text:span>,Data,Ora,<text:span text:style-name="T5">idUtente</text:span>,<text:span text:style-name="T5">idGioco</text:span>,Punteggio)</text:p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Table_20_Contents"><text:bookmark text:name="LC5"/>Gioco(<text:span text:style-name="T1">idGioco</text:span>,Nome,Regole)</text:p>
          </table:table-cell>
        </table:table-row>
      </table:table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6"><text:bookmark text:name="LC6"/>DomandaAgg(<text:span text:style-name="T1">idDomandaA</text:span>,Immagine,Punti,Testo,Difficoltà,<text:span text:style-name="T6">RispostaAgg,</text:span><text:span text:style-name="T13">Versione</text:span>)</text:p>
          </table:table-cell>
        </table:table-row>
      </table:table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Table_20_Contents"><text:bookmark text:name="LC7"/>RispostaAgg(<text:span text:style-name="T1">RispostaAgg</text:span>,Punti,FlagAgg)</text:p>
          </table:table-cell>
        </table:table-row>
      </table:table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Table_20_Contents"><text:bookmark text:name="LC8"/>DomandaPrep(<text:span text:style-name="T1">idDomandaPrep</text:span>,Punti,Testo,Difficoltà,<text:span text:style-name="T6">RispostaPrep,</text:span><text:span text:style-name="T13">Versione</text:span>)</text:p>
          </table:table-cell>
        </table:table-row>
      </table:table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Table_20_Contents"><text:bookmark text:name="LC9"/>RispostaPrep(<text:span text:style-name="T1">RispostaPrep</text:span>,Punti,<text:span text:style-name="T9">Flag</text:span>)</text:p>
          </table:table-cell>
        </table:table-row>
      </table:table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6"><text:bookmark text:name="LC10"/>DomandaVerbi(<text:span text:style-name="T1">idDomandaV</text:span>,Testo,Difficoltà,Punti,<text:span text:style-name="T6">RispostaV,</text:span><text:span text:style-name="T13">Versione</text:span>)</text:p>
          </table:table-cell>
        </table:table-row>
      </table:table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Table_20_Contents"><text:bookmark text:name="LC11"/>RispostaVerbi(<text:span text:style-name="T1">RispostaV</text:span>,Punti,FlagV)</text:p>
          </table:table-cell>
        </table:table-row>
      </table:table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6"><text:bookmark text:name="LC12"/>DomandaSinCon(<text:span text:style-name="T1">idDomandaSC</text:span>,Parola,Punti,Difficoltà,<text:span text:style-name="T6">RispostaSC,</text:span><text:span text:style-name="T13">Versione</text:span>)</text:p>
          </table:table-cell>
        </table:table-row>
      </table:table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Table_20_Contents"><text:bookmark text:name="LC13"/>RispostaSinCon(<text:span text:style-name="T1">RispostaSC</text:span>,Punti)</text:p>
          </table:table-cell>
        </table:table-row>
      </table:table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6"><text:bookmark text:name="LC14"/>DomandaN(i<text:span text:style-name="T1">dDomandaN,</text:span>Indizio,Punti,Difficoltà,<text:span text:style-name="T6">RispostaN,</text:span><text:span text:style-name="T13">Versione</text:span>)</text:p>
          </table:table-cell>
        </table:table-row>
      </table:table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Table_20_Contents"><text:bookmark text:name="LC15"/>RispostaN(<text:span text:style-name="T1">RispostaN</text:span>,punti)</text:p>
          </table:table-cell>
        </table:table-row>
      </table:table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6"><text:bookmark text:name="LC16"/>DomandaArt(<text:span text:style-name="T1">idDomandaAr</text:span><text:span text:style-name="T2">t</text:span>,Articolo,Punti,Difficoltà,<text:span text:style-name="T6">idScatola,</text:span><text:span text:style-name="T13">Versione</text:span>)</text:p>
          </table:table-cell>
        </table:table-row>
      </table:table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Table_20_Contents"><text:bookmark text:name="LC17"/>RispostaArt(<text:span text:style-name="T2">i</text:span><text:span text:style-name="T1">dScatola</text:span>,Punti)</text:p>
          </table:table-cell>
        </table:table-row>
      </table:table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5">DomandeTot(<text:span text:style-name="T1">idDomande</text:span><text:span text:style-name="T16">,</text:span><text:span text:style-name="T5">idDomandaA</text:span><text:span text:style-name="T14">,</text:span><text:span text:style-name="T5">idDomandaPrep</text:span><text:span text:style-name="T14">,</text:span><text:span text:style-name="T5">idDomandaV</text:span><text:span text:style-name="T14">,</text:span><text:span text:style-name="T5">idDomandaSC</text:span><text:span text:style-name="T14">,</text:span><text:span text:style-name="T5">idDomandaN</text:span><text:span text:style-name="T14">,</text:span><text:span text:style-name="T5">idDomandaArt</text:span>)</text:p>
            <text:p text:style-name="P5">RispoSingola(<text:span text:style-name="T1">idRispoSing</text:span><text:span text:style-name="T16">,Data,Ora,Punteggio,</text:span><text:span text:style-name="T5">idUtente</text:span><text:span text:style-name="T14">,</text:span><text:span text:style-name="T5">idDomande</text:span>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18:17.401755036</meta:creation-date>
    <dc:date>2020-02-17T15:36:44.177135211</dc:date>
    <meta:editing-duration>PT8M4S</meta:editing-duration>
    <meta:editing-cycles>3</meta:editing-cycles>
    <meta:generator>LibreOffice/6.0.7.3$Linux_X86_64 LibreOffice_project/00m0$Build-3</meta:generator>
    <meta:document-statistic meta:table-count="18" meta:image-count="0" meta:object-count="0" meta:page-count="1" meta:paragraph-count="23" meta:word-count="32" meta:character-count="1029" meta:non-whitespace-character-count="1021"/>
  </office:meta>
</office:document-meta>
</file>